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</office:font-face-decls>
  <office:automatic-styles>
    <style:style style:name="P1" style:parent-style-name="Título1" style:master-page-name="MP0" style:family="paragraph">
      <style:paragraph-properties fo:break-before="page"/>
      <style:text-properties style:font-name-asian="Calibri Light" style:font-name-complex="Calibri Light" fo:font-weight="bold" style:font-weight-asian="bold" style:font-weight-complex="bold" fo:color="#00000A" fo:font-size="20pt" style:font-size-asian="20pt" style:font-size-complex="20pt"/>
    </style:style>
    <style:style style:name="P2" style:parent-style-name="Standard" style:family="paragraph">
      <style:paragraph-properties fo:margin-top="0.1666in"/>
      <style:text-properties style:font-name="Calibri Light" style:font-name-asian="Calibri" style:font-name-complex="Calibri Light" fo:font-weight="bold" style:font-weight-asian="bold" style:font-weight-complex="bold" fo:color="#000000" fo:font-size="16pt" style:font-size-asian="16pt" style:font-size-complex="16pt"/>
    </style:style>
    <style:style style:name="P3" style:parent-style-name="Standard" style:family="paragraph">
      <style:paragraph-properties fo:margin-top="0.1666in" fo:margin-left="0.1729in">
        <style:tab-stops/>
      </style:paragraph-properties>
    </style:style>
    <style:style style:name="T4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5" style:parent-style-name="Fuentedepárrafopredeter." style:family="text">
      <style:text-properties style:font-name-asian="Calibri" style:font-name-complex="Calibri" fo:color="#000000"/>
    </style:style>
    <style:style style:name="P6" style:parent-style-name="Standard" style:family="paragraph">
      <style:paragraph-properties fo:margin-top="0.1666in" fo:margin-left="0.1729in">
        <style:tab-stops/>
      </style:paragraph-properties>
    </style:style>
    <style:style style:name="T7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8" style:parent-style-name="Fuentedepárrafopredeter." style:family="text">
      <style:text-properties style:font-name-asian="Calibri" style:font-name-complex="Calibri" fo:color="#000000"/>
    </style:style>
    <style:style style:name="P9" style:parent-style-name="Standard" style:family="paragraph">
      <style:paragraph-properties fo:margin-top="0.1666in" fo:margin-left="0.1729in">
        <style:tab-stops/>
      </style:paragraph-properties>
    </style:style>
    <style:style style:name="T10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1" style:parent-style-name="Fuentedepárrafopredeter." style:family="text">
      <style:text-properties style:font-name-asian="Calibri" style:font-name-complex="Calibri" fo:color="#000000"/>
    </style:style>
    <style:style style:name="P12" style:parent-style-name="Standard" style:family="paragraph">
      <style:paragraph-properties fo:margin-top="0.1666in"/>
      <style:text-properties style:font-name-asian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margin-top="0.1666in"/>
      <style:text-properties style:font-name="Calibri Light" style:font-name-asian="Calibri" style:font-name-complex="Calibri Light" fo:font-weight="bold" style:font-weight-asian="bold" style:font-weight-complex="bold" fo:color="#000000" fo:font-size="16pt" style:font-size-asian="16pt" style:font-size-complex="16pt"/>
    </style:style>
    <style:style style:name="P14" style:parent-style-name="Standard" style:family="paragraph">
      <style:paragraph-properties fo:margin-top="0.1666in"/>
    </style:style>
    <style:style style:name="T15" style:parent-style-name="Fuentedepárrafopredeter." style:family="text">
      <style:text-properties style:font-name-asian="Calibri" style:font-name-complex="Calibri" fo:color="#000000"/>
    </style:style>
    <style:style style:name="T16" style:parent-style-name="Fuentedepárrafopredeter." style:family="text">
      <style:text-properties style:font-name-asian="Calibri" style:font-name-complex="Calibri" fo:color="#000000"/>
    </style:style>
    <style:style style:name="T17" style:parent-style-name="Fuentedepárrafopredeter." style:family="text">
      <style:text-properties style:font-name-asian="Calibri" style:font-name-complex="Calibri" fo:font-style="italic" style:font-style-asian="italic" style:font-style-complex="italic" fo:color="#000000"/>
    </style:style>
    <style:style style:name="P18" style:parent-style-name="Standard" style:family="paragraph">
      <style:paragraph-properties fo:margin-top="0.1666in"/>
      <style:text-properties style:font-name-asian="Calibri" style:font-name-complex="Calibri" fo:color="#000000"/>
    </style:style>
    <style:style style:name="P19" style:parent-style-name="Título2" style:family="paragraph">
      <style:text-properties style:font-name-asian="Calibri Light" style:font-name-complex="Calibri Light" fo:font-weight="bold" style:font-weight-asian="bold" style:font-weight-complex="bold" fo:color="#00000A" fo:font-size="16pt" style:font-size-asian="16pt" style:font-size-complex="16pt"/>
    </style:style>
    <style:style style:name="P20" style:parent-style-name="Título1" style:family="paragraph">
      <style:paragraph-properties fo:margin-bottom="0.1111in"/>
      <style:text-properties style:font-name-asian="Calibri Light" style:font-name-complex="Calibri Light" fo:font-size="14pt" style:font-size-asian="14pt" style:font-size-complex="14pt"/>
    </style:style>
    <style:style style:name="P21" style:parent-style-name="Textbody" style:family="paragraph">
      <style:paragraph-properties fo:margin-bottom="0.1666in"/>
    </style:style>
    <style:style style:name="P22" style:parent-style-name="Textbody" style:family="paragraph">
      <style:paragraph-properties fo:margin-bottom="0.1666in"/>
    </style:style>
    <style:style style:name="P23" style:parent-style-name="Textbody" style:family="paragraph">
      <style:paragraph-properties fo:margin-bottom="0.1666in"/>
    </style:style>
    <style:style style:name="P24" style:parent-style-name="Título1" style:family="paragraph">
      <style:paragraph-properties fo:margin-bottom="0.0416in"/>
      <style:text-properties style:font-name-asian="Calibri Light" style:font-name-complex="Calibri Light" fo:font-size="14pt" style:font-size-asian="14pt" style:font-size-complex="14pt"/>
    </style:style>
    <style:style style:name="P25" style:parent-style-name="Standard" style:family="paragraph">
      <style:paragraph-properties fo:margin-top="0.1666in"/>
    </style:style>
    <style:style style:name="T26" style:parent-style-name="Fuentedepárrafopredeter." style:family="text">
      <style:text-properties style:font-name-asian="Calibri" style:font-name-complex="Calibri" fo:color="#000000"/>
    </style:style>
    <style:style style:name="P27" style:parent-style-name="Standard" style:family="paragraph">
      <style:paragraph-properties fo:margin-top="0.1666in"/>
    </style:style>
    <style:style style:name="T28" style:parent-style-name="Fuentedepárrafopredeter." style:family="text">
      <style:text-properties style:font-name-asian="Calibri" style:font-name-complex="Calibri" fo:color="#000000"/>
    </style:style>
    <style:style style:name="T29" style:parent-style-name="Fuentedepárrafopredeter." style:family="text">
      <style:text-properties style:font-name-asian="Calibri" style:font-name-complex="Calibri" fo:color="#000000"/>
    </style:style>
    <style:style style:name="T30" style:parent-style-name="Fuentedepárrafopredeter." style:family="text">
      <style:text-properties style:font-name-asian="Calibri" style:font-name-complex="Calibri" fo:color="#000000"/>
    </style:style>
    <style:style style:name="P31" style:parent-style-name="Standard" style:family="paragraph">
      <style:paragraph-properties fo:margin-top="0.1666in"/>
      <style:text-properties style:font-name-asian="Calibri" style:font-name-complex="Calibri" fo:color="#000000"/>
    </style:style>
    <style:style style:name="P32" style:parent-style-name="Título1" style:family="paragraph">
      <style:paragraph-properties fo:margin-bottom="0.0416in"/>
      <style:text-properties style:font-name-asian="Calibri Light" style:font-name-complex="Calibri Light" fo:font-size="14pt" style:font-size-asian="14pt" style:font-size-complex="14pt"/>
    </style:style>
  </office:automatic-styles>
  <office:body>
    <office:text text:use-soft-page-breaks="true">
      <text:h text:style-name="P1" text:outline-level="1">No Permitir Caracteres Extraños: Informe de Pruebas</text:h>
      <text:p text:style-name="Textbody"/>
      <text:p text:style-name="P2">AUTORES</text:p>
      <text:p text:style-name="P3"><text:span text:style-name="T4">-Redacción de los resultados de las pruebas de interfaz:<text:s/></text:span><text:span text:style-name="T5">Roberto Matas y Eduardo Barañano</text:span></text:p>
      <text:p text:style-name="P6"><text:span text:style-name="T7">-Redacción de los resultados de las pruebas de aceptación:<text:s/></text:span><text:span text:style-name="T8">Sergio Varona</text:span></text:p>
      <text:p text:style-name="P9"><text:span text:style-name="T10">-Redacción de los resultados de las pruebas unitarias:<text:s/></text:span><text:span text:style-name="T11">Víctor Pérez y Daniel Llovio</text:span></text:p>
      <text:p text:style-name="P12"/>
      <text:p text:style-name="P13">INTRODUCCIÓN</text:p>
      <text:p text:style-name="P14"><text:span text:style-name="T15">Mediante el presente documento se recogerán los distintos resultados obtenidos a lo largo de la ejecución de las pruebas definidas en el plan</text:span><text:span text:style-name="T16"><text:s/>de pruebas correspondiente al ticket de mantenimiento<text:s/></text:span><text:span text:style-name="T17">No permitir caracteres extraños en el modelo y marca de los vehículos.</text:span></text:p>
      <text:p text:style-name="P18"/>
      <text:h text:style-name="P19" text:outline-level="2">Resultados de las pruebas</text:h>
      <text:h text:style-name="P20" text:outline-level="1">Pruebas Unitarias</text:h>
      <text:p text:style-name="P21">Las pruebas unitarias referentes al ticket se han añadido a las<text:s/>especificaciones en la clase PresenterVehiculosTest.</text:p>
      <text:p text:style-name="P22">Se han tenido que modificar algunas matriculas debido a que fallaban los test tras integrar con la rama NoPermitirVocales. Tras realizar estos cambios en algunas variables, se pudieron completar las<text:s/>pruebas y ejecutarlos.</text:p>
      <text:p text:style-name="P23">Tras la realización de la implementación, la ejecución de las pruebas no dio ningún fallo.</text:p>
      <text:h text:style-name="P24" text:outline-level="1">Pruebas de Interfaz</text:h>
      <text:p text:style-name="P25"><text:span text:style-name="T26">Las pruebas de interfaz referentes al ticket se han añadido a las especificadas en la clase AnhadirVehiculoUITest.</text:span></text:p>
      <text:p text:style-name="P27"><text:span text:style-name="T28">Fue nec</text:span><text:span text:style-name="T29">esario traer antes de la implementación el archivo de pruebas de AnhadirVehiculoUITest, localizado en la rama develop tras la integración con el otro ticket (NoPermitirVocales); ya que hubo cambios en un método auxiliar que eran necesarios para este test,<text:s/></text:span><text:span text:style-name="T30">y una vez hecho el cambio se completó la implementación sin ningún problema.</text:span></text:p>
      <text:p text:style-name="P31">Una vez terminada la implementación de la modificación del código por parte de los programadores, se ejecutaron las pruebas, y funcionaron a la primera correctamente.</text:p>
      <text:soft-page-break/>
      <text:h text:style-name="P32" text:outline-level="1">Pruebas de Aceptación</text:h>
      <text:p text:style-name="Textbody">Durante la reunión con el Product Owner, este especificó que únicamente era necesario que al introducir un carácter extraño, se mostrase un toast indicando que o la marca o el modelo incluyen caracteres extraño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ítulo1Car" style:display-name="Título 1 Car" style:family="text" style:parent-style-name="Fuentedepárrafopredeter.">
      <style:text-properties style:font-name="Calibri Light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F5496" fo:font-size="13pt" style:font-size-asian="13pt" style:font-size-complex="13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LOVIO DEL RIO, DANIEL</meta:initial-creator>
    <dc:creator>Sergio Varona</dc:creator>
    <meta:creation-date>2020-11-10T12:58:00Z</meta:creation-date>
    <dc:date>2020-12-02T19:49:00Z</dc:date>
    <meta:template xlink:href="Normal" xlink:type="simple"/>
    <meta:editing-cycles>9</meta:editing-cycles>
    <meta:editing-duration>PT2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98" meta:character-count="1939" meta:row-count="13" meta:non-whitespace-character-count="1644"/>
  </office:meta>
</office:document-meta>
</file>